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02.5pt" fo:break-before="auto" style:use-optimal-row-height="true"/>
    </style:style>
    <style:style style:name="ro3" style:family="table-row">
      <style:table-row-properties style:row-height="68.7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Lund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Karlstad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Jönkoping</text:p>
          </table:table-cell>
          <table:table-cell/>
        </table:table-row>
        <table:table-row table:style-name="ro1">
          <table:table-cell office:value-type="string" calcext:value-type="string">
            <text:p>Lund</text:p>
          </table:table-cell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506" calcext:value-type="float">
            <text:p>506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  <table:table-cell/>
        </table:table-row>
        <table:table-row table:style-name="ro1">
          <table:table-cell office:value-type="string" calcext:value-type="string">
            <text:p>Kalmar</text:p>
          </table:table-cell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67" calcext:value-type="float">
            <text:p>467</text:p>
          </table:table-cell>
          <table:table-cell office:value-type="float" office:value="341" calcext:value-type="float">
            <text:p>341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string" calcext:value-type="string">
            <text:p>Stockholm</text:p>
          </table:table-cell>
          <table:table-cell office:value-type="float" office:value="602" calcext:value-type="float">
            <text:p>602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67" calcext:value-type="float">
            <text:p>467</text:p>
          </table:table-cell>
          <table:table-cell office:value-type="float" office:value="321" calcext:value-type="float">
            <text:p>321</text:p>
          </table:table-cell>
          <table:table-cell/>
        </table:table-row>
        <table:table-row table:style-name="ro1">
          <table:table-cell office:value-type="string" calcext:value-type="string">
            <text:p>Karlstad</text:p>
          </table:table-cell>
          <table:table-cell office:value-type="float" office:value="506" calcext:value-type="float">
            <text:p>506</text:p>
          </table:table-cell>
          <table:table-cell office:value-type="float" office:value="467" calcext:value-type="float">
            <text:p>467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/>
        </table:table-row>
        <table:table-row table:style-name="ro1">
          <table:table-cell office:value-type="string" calcext:value-type="string">
            <text:p>Göteborg</text:p>
          </table:table-cell>
          <table:table-cell office:value-type="float" office:value="262" calcext:value-type="float">
            <text:p>262</text:p>
          </table:table-cell>
          <table:table-cell office:value-type="float" office:value="341" calcext:value-type="float">
            <text:p>341</text:p>
          </table:table-cell>
          <table:table-cell office:value-type="float" office:value="467" calcext:value-type="float">
            <text:p>46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office:value-type="string" calcext:value-type="string">
            <text:p>Jönkoping</text:p>
          </table:table-cell>
          <table:table-cell office:value-type="float" office:value="282" calcext:value-type="float">
            <text:p>282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243" calcext:value-type="float">
            <text:p>24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5" calcext:value-type="float">
            <text:p>305</text:p>
          </table:table-cell>
          <table:table-cell office:value-type="float" office:value="412" calcext:value-type="float">
            <text:p>412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149" calcext:value-type="float">
            <text:p>149</text:p>
          </table:table-cell>
          <table:table-cell table:formula="of:=SUM([.C12:.G12])" office:value-type="float" office:value="1395" calcext:value-type="float">
            <text:p>139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Stockholm <text:s/>- <text:s/>Karlstad <text:s/>- <text:s/>Göteborg <text:s/>- <text:s/>Lund <text:s/>- <text:s/>Kalmar <text:s/>- <text:s/>Jönkoping </text:p>
          </table:table-cell>
          <table:table-cell table:style-name="ce1" office:value-type="string" calcext:value-type="string">
            <text:p>Stockholm <text:s/>- <text:s/>Karlstad <text:s/>- <text:s/>Jönkoping <text:s/>- <text:s/>Göteborg <text:s/>- <text:s/>Lund <text:s/>- <text:s/>Kalmar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float" office:value="305" calcext:value-type="float">
            <text:p>3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2" calcext:value-type="float">
            <text:p>262</text:p>
          </table:table-cell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42" calcext:value-type="float">
            <text:p>242</text:p>
          </table:table-cell>
          <table:table-cell office:value-type="float" office:value="264" calcext:value-type="float">
            <text:p>26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1" calcext:value-type="float">
            <text:p>321</text:p>
          </table:table-cell>
          <table:table-cell office:value-type="float" office:value="412" calcext:value-type="float">
            <text:p>412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SUM([.C16:.C21])" office:value-type="float" office:value="1644" calcext:value-type="float">
            <text:p>1644</text:p>
          </table:table-cell>
          <table:table-cell table:formula="of:=SUM([.D16:.D21])" office:value-type="float" office:value="1635" calcext:value-type="float">
            <text:p>163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08" calcext:value-type="float">
            <text:p>1508</text:p>
          </table:table-cell>
          <table:table-cell table:number-columns-repeated="4"/>
        </table:table-row>
        <table:table-row table:style-name="ro3">
          <table:table-cell table:style-name="ce1" office:value-type="string" calcext:value-type="string">
            <text:p>Karlstad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Jönkop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n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almar</text:p>
          </table:table-cell>
          <table:table-cell table:formula="of:=SUM(INDEX([.$B$2:.$G$7];MATCH([.A25];[.$A$2:.$A$7];0);MATCH([.A26];[.$B$1:.$G$1];0)))"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holm</text:p>
          </table:table-cell>
          <table:table-cell table:formula="of:=SUM(INDEX([.$B$2:.$G$7];MATCH([.A26];[.$A$2:.$A$7];0);MATCH([.A27];[.$B$1:.$G$1];0))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rlstad</text:p>
          </table:table-cell>
          <table:table-cell table:formula="of:=SUM(INDEX([.$B$2:.$G$7];MATCH([.A27];[.$A$2:.$A$7];0);MATCH([.A28];[.$B$1:.$G$1];0)))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öteborg</text:p>
          </table:table-cell>
          <table:table-cell table:formula="of:=SUM(INDEX([.$B$2:.$G$7];MATCH([.A28];[.$A$2:.$A$7];0);MATCH([.A29];[.$B$1:.$G$1];0)))" office:value-type="float" office:value="247" calcext:value-type="float">
            <text:p>2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önkoping</text:p>
          </table:table-cell>
          <table:table-cell table:formula="of:=SUM(INDEX([.$B$2:.$G$7];MATCH([.A29];[.$A$2:.$A$7];0);MATCH([.A30];[.$B$1:.$G$1];0))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table:formula="of:=SUM(INDEX([.$B$2:.$G$7];MATCH([.A30];[.$A$2:.$A$7];0);MATCH([.A25];[.$B$1:.$G$1];0)))" office:value-type="float" office:value="282" calcext:value-type="float">
            <text:p>282</text:p>
          </table:table-cell>
          <table:table-cell table:number-columns-repeated="6"/>
        </table:table-row>
        <table:table-row table:style-name="ro1">
          <table:table-cell/>
          <table:table-cell table:formula="of:=SUM([.B26:.B31])" office:value-type="float" office:value="1662" calcext:value-type="float">
            <text:p>1662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Karlstad</text:p>
          </table:table-cell>
          <table:table-cell office:value-type="string" calcext:value-type="string">
            <text:p>Stockholm</text:p>
          </table:table-cell>
          <table:table-cell office:value-type="string" calcext:value-type="string">
            <text:p>Kalmar</text:p>
          </table:table-cell>
          <table:table-cell office:value-type="string" calcext:value-type="string">
            <text:p>Lund</text:p>
          </table:table-cell>
          <table:table-cell office:value-type="string" calcext:value-type="string">
            <text:p>Göteborg</text:p>
          </table:table-cell>
          <table:table-cell office:value-type="string" calcext:value-type="string">
            <text:p>Jönkop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st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holm</text:p>
          </table:table-cell>
          <table:table-cell table:formula="of:=SUM(INDEX([.$B$2:.$G$7];MATCH([.A36];[.$A$2:.$A$7];0);MATCH([.A37];[.$B$1:.$G$1];0)))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lmar</text:p>
          </table:table-cell>
          <table:table-cell table:formula="of:=SUM(INDEX([.$B$2:.$G$7];MATCH([.A37];[.$A$2:.$A$7];0);MATCH([.A38];[.$B$1:.$G$1];0))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nd</text:p>
          </table:table-cell>
          <table:table-cell table:formula="of:=SUM(INDEX([.$B$2:.$G$7];MATCH([.A38];[.$A$2:.$A$7];0);MATCH([.A39];[.$B$1:.$G$1];0)))" office:value-type="float" office:value="267" calcext:value-type="float">
            <text:p>2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öteborg</text:p>
          </table:table-cell>
          <table:table-cell table:formula="of:=SUM(INDEX([.$B$2:.$G$7];MATCH([.A39];[.$A$2:.$A$7];0);MATCH([.A40];[.$B$1:.$G$1];0)))"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önkoping</text:p>
          </table:table-cell>
          <table:table-cell table:formula="of:=SUM(INDEX([.$B$2:.$G$7];MATCH([.A40];[.$A$2:.$A$7];0);MATCH([.A41];[.$B$1:.$G$1];0))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/>
          <table:table-cell table:formula="of:=SUM(INDEX([.$B$2:.$G$7];MATCH([.A41];[.$A$2:.$A$7];0);MATCH([.A36];[.$B$1:.$G$1];0)))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/>
          <table:table-cell table:formula="of:=SUM([.B37:.B42])" office:value-type="float" office:value="1638" calcext:value-type="float">
            <text:p>1638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67" calcext:value-type="float">
            <text:p>267</text:p>
          </table:table-cell>
          <table:table-cell office:value-type="float" office:value="602" calcext:value-type="float">
            <text:p>602</text:p>
          </table:table-cell>
          <table:table-cell office:value-type="float" office:value="506" calcext:value-type="float">
            <text:p>506</text:p>
          </table:table-cell>
          <table:table-cell office:value-type="float" office:value="262" calcext:value-type="float">
            <text:p>262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" calcext:value-type="float">
            <text:p>0</text:p>
          </table:table-cell>
          <table:table-cell office:value-type="float" office:value="412" calcext:value-type="float">
            <text:p>412</text:p>
          </table:table-cell>
          <table:table-cell office:value-type="float" office:value="467" calcext:value-type="float">
            <text:p>467</text:p>
          </table:table-cell>
          <table:table-cell office:value-type="float" office:value="341" calcext:value-type="float">
            <text:p>341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12" calcext:value-type="float">
            <text:p>412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467" calcext:value-type="float">
            <text:p>467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67" calcext:value-type="float">
            <text:p>467</text:p>
          </table:table-cell>
          <table:table-cell office:value-type="float" office:value="305" calcext:value-type="float">
            <text:p>305</text:p>
          </table:table-cell>
          <table:table-cell office:value-type="float" office:value="0" calcext:value-type="float">
            <text:p>0</text:p>
          </table:table-cell>
          <table:table-cell office:value-type="float" office:value="247" calcext:value-type="float">
            <text:p>247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41" calcext:value-type="float">
            <text:p>341</text:p>
          </table:table-cell>
          <table:table-cell office:value-type="float" office:value="467" calcext:value-type="float">
            <text:p>467</text:p>
          </table:table-cell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41" calcext:value-type="float">
            <text:p>241</text:p>
          </table:table-cell>
          <table:table-cell office:value-type="float" office:value="321" calcext:value-type="float">
            <text:p>321</text:p>
          </table:table-cell>
          <table:table-cell office:value-type="float" office:value="243" calcext:value-type="float">
            <text:p>243</text:p>
          </table:table-cell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 style:data-style-name="N2" text:time-value="14:52:12.774873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5:24:31.812360802</meta:creation-date>
    <dc:date>2016-11-25T15:35:12.303894854</dc:date>
    <meta:editing-duration>PT1H29M2S</meta:editing-duration>
    <meta:editing-cycles>5</meta:editing-cycles>
    <meta:generator>LibreOffice/5.1.4.2$Linux_X86_64 LibreOffice_project/10m0$Build-2</meta:generator>
    <meta:document-statistic meta:table-count="2" meta:cell-count="151" meta:object-count="0"/>
  </office:meta>
</office:document-meta>
</file>